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43cm" fo:min-width="2.006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dash" draw:stroke-dash="Dash" draw:textarea-horizontal-align="justify" draw:textarea-vertical-align="middle" draw:auto-grow-height="false" fo:min-height="2.25cm" fo:min-width="4cm"/>
    </style:style>
    <style:style style:name="gr4" style:family="graphic" style:parent-style-name="standard">
      <style:graphic-properties draw:textarea-horizontal-align="justify" draw:textarea-vertical-align="middle" draw:auto-grow-height="false" fo:min-height="0.5cm" fo:min-width="2.2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5cm" fo:min-width="1cm"/>
      <style:paragraph-properties style:writing-mode="lr-tb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0.104cm" fo:min-width="0cm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objectwithoutfill">
      <style:graphic-properties draw:marker-end="Arrowheads_20_3" draw:marker-end-width="0.3cm" draw:fill="none" draw:textarea-vertical-align="middle"/>
    </style:style>
    <style:style style:name="gr10" style:family="graphic" style:parent-style-name="standard">
      <style:graphic-properties draw:stroke="dash" draw:stroke-dash="Dashed_20__28_var_29_" draw:textarea-horizontal-align="justify" draw:textarea-vertical-align="middle" draw:auto-grow-height="false" fo:min-height="0.25cm" fo:min-width="1.5cm"/>
      <style:paragraph-properties style:writing-mode="lr-tb"/>
    </style:style>
    <style:style style:name="gr11" style:family="graphic" style:parent-style-name="standard">
      <style:graphic-properties draw:stroke="dash" draw:stroke-dash="Dashed_20__28_var_29_" draw:textarea-horizontal-align="justify" draw:textarea-vertical-align="middle" draw:auto-grow-height="false" fo:min-height="0.25cm" fo:min-width="5cm"/>
      <style:paragraph-properties style:writing-mode="lr-tb"/>
    </style:style>
    <style:style style:name="gr12" style:family="graphic" style:parent-style-name="standard">
      <style:graphic-properties draw:stroke="dash" draw:stroke-dash="Dash" draw:textarea-horizontal-align="justify" draw:textarea-vertical-align="middle" draw:auto-grow-height="false" fo:min-height="3.25cm" fo:min-width="4cm"/>
    </style:style>
    <style:style style:name="gr13" style:family="graphic" style:parent-style-name="standard">
      <style:graphic-properties draw:textarea-horizontal-align="justify" draw:textarea-vertical-align="middle" draw:auto-grow-height="false" fo:min-height="0.5cm" fo:min-width="1.7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15" style:family="graphic" style:parent-style-name="objectwithoutfill">
      <style:graphic-properties draw:marker-start="Arrowheads_20_6" draw:marker-start-width="0.3cm" draw:marker-end="Arrowheads_20_7" draw:marker-end-width="0.3cm" draw:fill="none" draw:textarea-vertical-align="middle"/>
    </style:style>
    <style:style style:name="gr16" style:family="graphic" style:parent-style-name="objectwithoutfill">
      <style:graphic-properties draw:marker-start="Arrowheads_20_8" draw:marker-start-width="0.3cm" draw:marker-end="Arrowheads_20_9" draw:marker-end-width="0.3cm" draw:fill="none" draw:textarea-vertical-align="middle"/>
    </style:style>
    <style:style style:name="gr17" style:family="graphic" style:parent-style-name="objectwithoutfill">
      <style:graphic-properties draw:marker-start="Arrowheads_20_10" draw:marker-start-width="0.3cm" draw:marker-end="Arrowheads_20_11" draw:marker-end-width="0.3cm" draw:fill="none" draw:textarea-vertical-align="middle"/>
    </style:style>
    <style:style style:name="gr18" style:family="graphic" style:parent-style-name="standard">
      <style:graphic-properties draw:stroke="dash" draw:stroke-dash="Dashed_20__28_var_29_" draw:textarea-horizontal-align="justify" draw:textarea-vertical-align="middle" draw:auto-grow-height="false" fo:min-height="0.25cm" fo:min-width="2.5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988cm" fo:min-width="1.988cm"/>
      <style:paragraph-properties style:writing-mode="lr-tb"/>
    </style:style>
    <style:style style:name="gr20" style:family="graphic" style:parent-style-name="objectwithoutfill">
      <style:graphic-properties draw:marker-end="Arrowheads_20_12" draw:marker-end-width="0.3cm" draw:fill="none" draw:textarea-vertical-align="middle"/>
    </style:style>
    <style:style style:name="gr21" style:family="graphic" style:parent-style-name="standard">
      <style:graphic-properties draw:stroke="dash" draw:stroke-dash="Dashed_20__28_var_29_" draw:textarea-horizontal-align="justify" draw:textarea-vertical-align="middle" draw:auto-grow-height="false" fo:min-height="0.25cm" fo:min-width="1.25cm"/>
      <style:paragraph-properties style:writing-mode="lr-tb"/>
    </style:style>
    <style:style style:name="gr22" style:family="graphic" style:parent-style-name="standard">
      <style:graphic-properties draw:stroke="dash" draw:stroke-dash="Dash" draw:textarea-horizontal-align="justify" draw:textarea-vertical-align="middle" draw:auto-grow-height="false" fo:min-height="2.5cm" fo:min-width="4.5cm"/>
    </style:style>
    <style:style style:name="gr23" style:family="graphic" style:parent-style-name="standard">
      <style:graphic-properties draw:textarea-horizontal-align="justify" draw:textarea-vertical-align="middle" draw:auto-grow-height="false" fo:min-height="0.5cm" fo:min-width="2.1cm"/>
      <style:paragraph-properties style:writing-mode="lr-tb"/>
    </style:style>
    <style:style style:name="gr24" style:family="graphic" style:parent-style-name="objectwithoutfill">
      <style:graphic-properties draw:marker-end="Arrowheads_20_14" draw:marker-end-width="0.3cm"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1.518cm" fo:min-width="1.798cm"/>
      <style:paragraph-properties style:writing-mode="lr-tb"/>
    </style:style>
    <style:style style:name="gr26" style:family="graphic" style:parent-style-name="objectwithoutfill">
      <style:graphic-properties draw:marker-end="Arrowheads_20_15" draw:marker-end-width="0.3cm" draw:fill="none" draw:textarea-vertical-align="middle"/>
    </style:style>
    <style:style style:name="gr27" style:family="graphic" style:parent-style-name="objectwithoutfill">
      <style:graphic-properties draw:marker-end="Arrowheads_20_16" draw:marker-end-width="0.3cm" draw:fill="none" draw:textarea-vertical-align="middle"/>
    </style:style>
    <style:style style:name="gr28" style:family="graphic" style:parent-style-name="standard">
      <style:graphic-properties draw:stroke="dash" draw:stroke-dash="Dashed_20__28_var_29_" draw:textarea-horizontal-align="justify" draw:textarea-vertical-align="middle" draw:auto-grow-height="false" fo:min-height="1.05cm" fo:min-width="2.3cm"/>
      <style:paragraph-properties style:writing-mode="lr-tb"/>
    </style:style>
    <style:style style:name="gr29" style:family="graphic" style:parent-style-name="objectwithoutfill">
      <style:graphic-properties draw:marker-end="Arrowheads_20_17" draw:marker-end-width="0.3cm" draw:fill="none" draw:textarea-vertical-align="middle"/>
    </style:style>
    <style:style style:name="gr30" style:family="graphic" style:parent-style-name="standard">
      <style:graphic-properties draw:stroke="dash" draw:stroke-dash="Dashed_20__28_var_29_" draw:textarea-horizontal-align="justify" draw:textarea-vertical-align="middle" draw:auto-grow-height="false" fo:min-height="2.45cm" fo:min-width="5cm"/>
      <style:paragraph-properties style:writing-mode="lr-tb"/>
    </style:style>
    <style:style style:name="gr31" style:family="graphic" style:parent-style-name="standard">
      <style:graphic-properties draw:stroke="dash" draw:stroke-dash="Dash" draw:textarea-horizontal-align="justify" draw:textarea-vertical-align="middle" draw:auto-grow-height="false" fo:min-height="2.25cm" fo:min-width="3.2cm"/>
    </style:style>
    <style:style style:name="gr32" style:family="graphic" style:parent-style-name="standard">
      <style:graphic-properties draw:textarea-horizontal-align="justify" draw:textarea-vertical-align="middle" draw:auto-grow-height="false" fo:min-height="0.5cm" fo:min-width="1.45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5cm" fo:min-width="2.45cm"/>
      <style:paragraph-properties style:writing-mode="lr-tb"/>
    </style:style>
    <style:style style:name="gr34" style:family="graphic" style:parent-style-name="objectwithoutfill">
      <style:graphic-properties draw:marker-end="Arrowheads_20_18" draw:marker-end-width="0.3cm" draw:fill="none" draw:textarea-vertical-align="middle"/>
    </style:style>
    <style:style style:name="gr35" style:family="graphic" style:parent-style-name="objectwithoutfill">
      <style:graphic-properties draw:marker-start="Arrowheads_20_19" draw:marker-start-width="0.3cm" draw:marker-end="Arrowheads_20_20" draw:marker-end-width="0.3cm" draw:fill="none" draw:textarea-vertical-align="middle"/>
    </style:style>
    <style:style style:name="gr36" style:family="graphic" style:parent-style-name="standard">
      <style:graphic-properties draw:textarea-horizontal-align="justify" draw:textarea-vertical-align="middle" draw:auto-grow-height="false" fo:min-height="0.5cm" fo:min-width="2.4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5cm" fo:min-width="1.4cm"/>
      <style:paragraph-properties style:writing-mode="lr-tb"/>
    </style:style>
    <style:style style:name="gr38" style:family="graphic" style:parent-style-name="objectwithoutfill">
      <style:graphic-properties draw:marker-end="Arrowheads_20_21" draw:marker-end-width="0.3cm" draw:fill="none" draw:textarea-vertical-align="middle"/>
    </style:style>
    <style:style style:name="gr39" style:family="graphic" style:parent-style-name="objectwithoutfill">
      <style:graphic-properties draw:marker-start="Arrowheads_20_22" draw:marker-start-width="0.3cm" draw:marker-end="Arrowheads_20_23" draw:marker-end-width="0.3cm" draw:fill="none" draw:textarea-vertical-align="middle"/>
    </style:style>
    <style:style style:name="gr40" style:family="graphic" style:parent-style-name="standard">
      <style:graphic-properties draw:stroke="dash" draw:stroke-dash="Dashed_20__28_var_29_" draw:textarea-horizontal-align="justify" draw:textarea-vertical-align="middle" draw:auto-grow-height="false" fo:min-height="0.25cm" fo:min-width="2.25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75cm" fo:min-width="3.2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style:paragraph-properties fo:text-align="center" style:writing-mode="lr-tb"/>
      <style:text-properties fo:font-size="11pt" fo:font-style="italic" style:font-size-asian="18pt" style:font-size-complex="18pt"/>
    </style:style>
    <style:style style:name="P6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1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" draw:id="id1" draw:layer="layout" svg:width="3cm" svg:height="1.687cm" svg:x="23.199cm" svg:y="5.05cm">
            <text:p text:style-name="P1">PV1</text:p>
  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1" draw:text-style-name="P1" xml:id="id3" draw:id="id3" draw:layer="layout" svg:width="3cm" svg:height="1.687cm" svg:x="23.2cm" svg:y="7.55cm">
            <text:p text:style-name="P1">PV2</text:p>
  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1" draw:text-style-name="P1" xml:id="id4" draw:id="id4" draw:layer="layout" svg:width="3cm" svg:height="1.687cm" svg:x="23.2cm" svg:y="10.15cm">
            <text:p text:style-name="P1">PV3</text:p>
  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</draw:g>
        <draw:line draw:style-name="gr2" draw:text-style-name="P2" draw:layer="layout" svg:x1="2cm" svg:y1="2.75cm" svg:x2="19.75cm" svg:y2="2.75cm">
          <text:p/>
        </draw:line>
        <draw:line draw:style-name="gr2" draw:text-style-name="P2" draw:layer="layout" svg:x1="19.75cm" svg:y1="2.75cm" svg:x2="19.75cm" svg:y2="19.5cm">
          <text:p/>
        </draw:line>
        <draw:g>
          <draw:custom-shape draw:style-name="gr3" draw:text-style-name="P3" draw:layer="layout" svg:width="4.5cm" svg:height="2.5cm" svg:x="11.05cm" svg:y="10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75cm" svg:height="0.75cm" svg:x="11.05cm" svg:y="10.75cm">
            <text:p text:style-name="P1">Gateway</text:p>
            <draw:enhanced-geometry svg:viewBox="0 0 21600 21600" draw:type="rectangle" draw:enhanced-path="M 0 0 L 21600 0 21600 21600 0 21600 0 0 Z N"/>
          </draw:custom-shape>
          <draw:custom-shape draw:style-name="gr5" draw:text-style-name="P1" xml:id="id13" draw:id="id13" draw:layer="layout" svg:width="1.5cm" svg:height="0.75cm" svg:x="12.55cm" svg:y="12cm">
            <text:p text:style-name="P1">api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4" xml:id="id2" draw:id="id2" draw:layer="layout" svg:width="0.5cm" svg:height="0.5cm" svg:x="19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svg:x1="23.199cm" svg:y1="5.894cm" svg:x2="20cm" svg:y2="8.25cm" draw:start-shape="id1" draw:start-glue-point="5" draw:end-shape="id2" draw:end-glue-point="10" svg:d="M23199 5894h-1599v2356h-1600" svg:viewBox="0 0 3200 2357">
          <text:p/>
        </draw:connector>
        <draw:connector draw:style-name="gr8" draw:text-style-name="P2" draw:layer="layout" svg:x1="23.2cm" svg:y1="8.394cm" svg:x2="20cm" svg:y2="8.25cm" draw:start-shape="id3" draw:start-glue-point="5" draw:end-shape="id2" draw:end-glue-point="10" svg:d="M23200 8394h-1599v-144h-1601" svg:viewBox="0 0 3201 145">
          <text:p/>
        </draw:connector>
        <draw:connector draw:style-name="gr9" draw:text-style-name="P2" draw:layer="layout" svg:x1="23.2cm" svg:y1="10.994cm" svg:x2="20cm" svg:y2="8.25cm" draw:start-shape="id4" draw:start-glue-point="5" draw:end-shape="id2" draw:end-glue-point="10" svg:d="M23200 10994h-1599v-2744h-1601" svg:viewBox="0 0 3201 2745">
          <text:p/>
        </draw:connector>
        <draw:custom-shape draw:style-name="gr10" draw:text-style-name="P5" xml:id="id5" draw:id="id5" draw:layer="layout" svg:width="2cm" svg:height="0.5cm" svg:x="22.05cm" svg:y="12.25cm">
          <text:p text:style-name="P5"><text:span text:style-name="T1">port 443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20cm" svg:y1="8.25cm" svg:x2="22.05cm" svg:y2="12.5cm" draw:start-shape="id2" draw:start-glue-point="10" draw:end-shape="id5" draw:end-glue-point="3" svg:d="M20000 8250c1539 0 514 4250 2050 4250" svg:viewBox="0 0 2051 4251">
          <text:p/>
        </draw:connector>
        <draw:custom-shape draw:style-name="gr6" draw:text-style-name="P4" xml:id="id6" draw:id="id6" draw:layer="layout" svg:width="0.5cm" svg:height="0.5cm" svg:x="19.5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7" draw:id="id7" draw:layer="layout" svg:width="5.5cm" svg:height="0.5cm" svg:x="22.75cm" svg:y="18.75cm">
          <text:p text:style-name="P5"><text:span text:style-name="T1">port 8883, </text:span><text:span text:style-name="T1">MQTTs, </text:span><text:span text:style-name="T1">mTLS <text:s/>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20cm" svg:y1="17.95cm" svg:x2="22.75cm" svg:y2="19cm" draw:start-shape="id6" draw:start-glue-point="10" draw:end-shape="id7" svg:d="M20000 17950c2064 0 689 1050 2750 1050" svg:viewBox="0 0 2751 1051">
          <text:p/>
        </draw:connector>
        <draw:g>
          <draw:custom-shape draw:style-name="gr12" draw:text-style-name="P3" draw:layer="layout" svg:width="4.5cm" svg:height="3.5cm" svg:x="14.647cm" svg:y="16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2.25cm" svg:height="0.75cm" svg:x="14.647cm" svg:y="16.2cm">
            <text:p text:style-name="P1">Broker</text:p>
            <draw:enhanced-geometry svg:viewBox="0 0 21600 21600" draw:type="rectangle" draw:enhanced-path="M 0 0 L 21600 0 21600 21600 0 21600 0 0 Z N"/>
          </draw:custom-shape>
          <draw:custom-shape draw:style-name="gr14" draw:text-style-name="P1" xml:id="id8" draw:id="id8" draw:layer="layout" svg:width="3cm" svg:height="1cm" svg:x="15.5cm" svg:y="17.45cm">
            <text:p text:style-name="P1">mosquitto</text:p>
            <draw:enhanced-geometry svg:viewBox="0 0 21600 21600" draw:type="rectangle" draw:enhanced-path="M 0 0 L 21600 0 21600 21600 0 21600 0 0 Z N"/>
          </draw:custom-shape>
        </draw:g>
        <draw:connector draw:style-name="gr2" draw:text-style-name="P2" draw:layer="layout" draw:type="line" draw:line-skew="100cm 100cm 100cm" svg:x1="18.5cm" svg:y1="17.95cm" svg:x2="19.5cm" svg:y2="17.95cm" draw:start-shape="id8" draw:start-glue-point="1" draw:end-shape="id6" draw:end-glue-point="6" svg:d="M18500 17950h1000" svg:viewBox="0 0 1001 1">
          <text:p/>
        </draw:connector>
        <draw:connector draw:style-name="gr15" draw:text-style-name="P2" draw:layer="layout" draw:line-skew="1.198cm" svg:x1="20cm" svg:y1="17.95cm" svg:x2="26.2cm" svg:y2="10.994cm" draw:start-shape="id6" draw:start-glue-point="10" draw:end-shape="id4" draw:end-glue-point="7" svg:d="M20000 17950h7900v-6956h-1700" svg:viewBox="0 0 7901 6957">
          <text:p/>
        </draw:connector>
        <draw:connector draw:style-name="gr16" draw:text-style-name="P2" draw:layer="layout" draw:line-skew="1.198cm" svg:x1="20cm" svg:y1="17.95cm" svg:x2="26.2cm" svg:y2="8.394cm" draw:start-shape="id6" draw:start-glue-point="10" draw:end-shape="id3" draw:end-glue-point="7" svg:d="M20000 17950h7900v-9556h-1700" svg:viewBox="0 0 7901 9557">
          <text:p/>
        </draw:connector>
        <draw:connector draw:style-name="gr17" draw:text-style-name="P2" draw:layer="layout" draw:line-skew="1.199cm" svg:x1="20cm" svg:y1="17.95cm" svg:x2="26.199cm" svg:y2="5.894cm" draw:start-shape="id6" draw:start-glue-point="10" draw:end-shape="id1" draw:end-glue-point="7" svg:d="M20000 17950h7900v-12056h-1701" svg:viewBox="0 0 7901 12057">
          <text:p/>
        </draw:connector>
        <draw:custom-shape draw:style-name="gr18" draw:text-style-name="P5" xml:id="id17" draw:id="id17" draw:layer="layout" svg:width="3.05cm" svg:height="0.5cm" svg:x="14.25cm" svg:y="13.9cm">
          <text:p text:style-name="P5"><text:span text:style-name="T1">api.fqdn, mT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xml:id="id9" draw:id="id9" draw:layer="layout" svg:width="3cm" svg:height="1.75cm" svg:x="22.75cm" svg:y="2.25cm">
          <text:p text:style-name="P1">devs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4" xml:id="id10" draw:id="id10" draw:layer="layout" svg:width="0.5cm" svg:height="0.5cm" svg:x="19.501cm" svg:y="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2" draw:layer="layout" svg:x1="22.75cm" svg:y1="3.125cm" svg:x2="20.001cm" svg:y2="4.251cm" draw:start-shape="id9" draw:start-glue-point="5" draw:end-shape="id10" draw:end-glue-point="10" svg:d="M22750 3125h-1374v1126h-1375" svg:viewBox="0 0 2750 1127">
          <text:p/>
        </draw:connector>
        <draw:custom-shape draw:style-name="gr21" draw:text-style-name="P5" xml:id="id11" draw:id="id11" draw:layer="layout" svg:width="1.75cm" svg:height="0.5cm" svg:x="20.25cm" svg:y="1.75cm">
          <text:p text:style-name="P5"><text:span text:style-name="T1">port 22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draw:line-skew="100cm 100cm 100cm" svg:x1="20.001cm" svg:y1="4.251cm" svg:x2="21.125cm" svg:y2="2.25cm" draw:start-shape="id10" draw:start-glue-point="10" draw:end-shape="id11" draw:end-glue-point="2" svg:d="M20001 4251c750 0 1124-667 1124-2001" svg:viewBox="0 0 1125 2002">
          <text:p/>
        </draw:connector>
        <draw:g>
          <draw:custom-shape draw:style-name="gr22" draw:text-style-name="P3" draw:layer="layout" svg:width="5cm" svg:height="2.75cm" svg:x="2.2cm" svg:y="3.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75cm" svg:height="0.75cm" svg:x="2.2cm" svg:y="3.1cm">
            <text:p text:style-name="P1">Backend</text:p>
            <draw:enhanced-geometry svg:viewBox="0 0 21600 21600" draw:type="rectangle" draw:enhanced-path="M 0 0 L 21600 0 21600 21600 0 21600 0 0 Z N"/>
          </draw:custom-shape>
          <draw:custom-shape draw:style-name="gr23" draw:text-style-name="P1" xml:id="id12" draw:id="id12" draw:layer="layout" svg:width="2.6cm" svg:height="0.75cm" svg:x="3.65cm" svg:y="4.3cm">
            <text:p text:style-name="P1">gitolite ?</text:p>
            <draw:enhanced-geometry svg:viewBox="0 0 21600 21600" draw:type="rectangle" draw:enhanced-path="M 0 0 L 21600 0 21600 21600 0 21600 0 0 Z N"/>
          </draw:custom-shape>
        </draw:g>
        <draw:connector draw:style-name="gr24" draw:text-style-name="P2" draw:layer="layout" svg:x1="19.501cm" svg:y1="4.251cm" svg:x2="6.25cm" svg:y2="4.675cm" draw:start-shape="id10" draw:start-glue-point="6" draw:end-shape="id12" draw:end-glue-point="1" svg:d="M19501 4251h-6625v424h-6626" svg:viewBox="0 0 13252 425">
          <text:p/>
        </draw:connector>
        <draw:custom-shape draw:style-name="gr25" draw:text-style-name="P1" xml:id="id14" draw:id="id14" draw:layer="layout" svg:width="3.25cm" svg:height="2.5cm" svg:x="6.15cm" svg:y="10.8cm">
          <text:p text:style-name="P1">Shared </text:p>
          <text:p text:style-name="P1">Volume 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" draw:layer="layout" draw:line-skew="-0.226cm" svg:x1="12.55cm" svg:y1="12.375cm" svg:x2="9.4cm" svg:y2="12.05cm" draw:start-shape="id13" draw:start-glue-point="3" draw:end-shape="id14" draw:end-glue-point="10" svg:d="M12550 12375h-1800v-325h-1350" svg:viewBox="0 0 3151 326">
          <text:p/>
        </draw:connector>
        <draw:connector draw:style-name="gr27" draw:text-style-name="P6" draw:layer="layout" draw:line-skew="100cm 100cm 100cm" svg:x1="4.95cm" svg:y1="5.05cm" svg:x2="6.15cm" svg:y2="12.05cm" draw:start-shape="id12" draw:start-glue-point="2" draw:end-shape="id14" draw:end-glue-point="6" svg:d="M4950 5050v7000h1200" svg:viewBox="0 0 1201 7001">
          <text:p/>
        </draw:connector>
        <draw:custom-shape draw:style-name="gr28" draw:text-style-name="P5" xml:id="id15" draw:id="id15" draw:layer="layout" svg:width="2.8cm" svg:height="1.3cm" svg:x="1.5cm" svg:y="9.3cm">
          <text:p text:style-name="P5"><text:span text:style-name="T1">Git hook 1 :</text:span></text:p>
          <text:p text:style-name="P5"><text:span text:style-name="T1">Build 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curve" draw:line-skew="100cm 100cm 100cm" svg:x1="2.9cm" svg:y1="10.6cm" svg:x2="6.15cm" svg:y2="12.05cm" draw:start-shape="id15" draw:start-glue-point="2" draw:end-shape="id14" draw:end-glue-point="6" svg:d="M2900 10600c0 967 1083 1450 3250 1450" svg:viewBox="0 0 3251 1451">
          <text:p/>
        </draw:connector>
        <draw:connector draw:style-name="gr29" draw:text-style-name="P2" draw:layer="layout" svg:x1="4.95cm" svg:y1="5.05cm" svg:x2="15.5cm" svg:y2="17.95cm" draw:start-shape="id12" draw:start-glue-point="2" draw:end-shape="id8" draw:end-glue-point="3" svg:d="M4950 5050v12900h10550" svg:viewBox="0 0 10551 12901">
          <text:p/>
        </draw:connector>
        <draw:custom-shape draw:style-name="gr30" draw:text-style-name="P5" xml:id="id16" draw:id="id16" draw:layer="layout" svg:width="5.5cm" svg:height="2.7cm" svg:x="6.5cm" svg:y="14.8cm">
          <text:p text:style-name="P5"><text:span text:style-name="T1">Git hook 2 :</text:span></text:p>
          <text:p text:style-name="P5"><text:span text:style-name="T1">Trigger push notification to Pvs</text:span></text:p>
          <text:p text:style-name="P5"><text:span text:style-name="T1">(if successful build)</text:span></text:p>
          <text:p text:style-name="P5"><text:span text:style-name="T1">MQTT on port 1883, not </text:span></text:p>
          <text:p text:style-name="P5"><text:span text:style-name="T1">Accessible from outsi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curve" draw:line-skew="-0.5cm" svg:x1="15.5cm" svg:y1="17.95cm" svg:x2="12cm" svg:y2="16.15cm" draw:start-shape="id8" draw:start-glue-point="3" draw:end-shape="id16" draw:end-glue-point="1" svg:d="M15500 17950c-3375 0-1625-1800-3500-1800" svg:viewBox="0 0 3501 1801">
          <text:p/>
        </draw:connector>
        <draw:connector draw:style-name="gr2" draw:text-style-name="P2" draw:layer="layout" draw:type="curve" draw:line-skew="100cm 100cm 100cm" svg:x1="14.05cm" svg:y1="12.375cm" svg:x2="15.775cm" svg:y2="13.9cm" draw:start-shape="id13" draw:start-glue-point="1" draw:end-shape="id17" draw:end-glue-point="0" svg:d="M14050 12375c1150 0 1725 508 1725 1525" svg:viewBox="0 0 1726 1526">
          <text:p/>
        </draw:connector>
        <draw:custom-shape draw:style-name="gr31" draw:text-style-name="P3" draw:layer="layout" svg:width="3.7cm" svg:height="2.5cm" svg:x="14.55cm" svg:y="5.0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95cm" svg:height="0.75cm" svg:x="14.55cm" svg:y="5.05cm">
          <text:p text:style-name="P1">Proxy</text:p>
          <draw:enhanced-geometry svg:viewBox="0 0 21600 21600" draw:type="rectangle" draw:enhanced-path="M 0 0 L 21600 0 21600 21600 0 21600 0 0 Z N"/>
        </draw:custom-shape>
        <draw:custom-shape draw:style-name="gr33" draw:text-style-name="P1" xml:id="id18" draw:id="id18" draw:layer="layout" svg:width="2.95cm" svg:height="0.75cm" svg:x="14.75cm" svg:y="6.3cm">
          <text:p text:style-name="P1">HAproxy ?</text:p>
          <draw:enhanced-geometry svg:viewBox="0 0 21600 21600" draw:type="rectangle" draw:enhanced-path="M 0 0 L 21600 0 21600 21600 0 21600 0 0 Z N"/>
        </draw:custom-shape>
        <draw:connector draw:style-name="gr34" draw:text-style-name="P2" draw:layer="layout" draw:line-skew="0.05cm" svg:x1="19.5cm" svg:y1="8.25cm" svg:x2="17.7cm" svg:y2="6.675cm" draw:start-shape="id2" draw:start-glue-point="6" draw:end-shape="id18" draw:end-glue-point="1" svg:d="M19500 8250h-850v-1575h-950" svg:viewBox="0 0 1801 1576">
          <text:p/>
        </draw:connector>
        <draw:connector draw:style-name="gr35" draw:text-style-name="P2" draw:layer="layout" draw:line-skew="100cm 100cm 100cm" svg:x1="16.225cm" svg:y1="7.05cm" svg:x2="14.05cm" svg:y2="12.375cm" draw:start-shape="id18" draw:start-glue-point="2" draw:end-shape="id13" draw:end-glue-point="1" svg:d="M16225 7050v5325h-2175" svg:viewBox="0 0 2176 5326">
          <text:p/>
        </draw:connector>
        <draw:g>
          <draw:custom-shape draw:style-name="gr3" draw:text-style-name="P3" draw:layer="layout" svg:width="4.5cm" svg:height="2.5cm" svg:x="11.05cm" svg:y="7.8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2.9cm" svg:height="0.75cm" svg:x="11.05cm" svg:y="7.85cm">
            <text:p text:style-name="P1">User GUI</text:p>
            <draw:enhanced-geometry svg:viewBox="0 0 21600 21600" draw:type="rectangle" draw:enhanced-path="M 0 0 L 21600 0 21600 21600 0 21600 0 0 Z N"/>
          </draw:custom-shape>
          <draw:custom-shape draw:style-name="gr37" draw:text-style-name="P1" xml:id="id19" draw:id="id19" draw:layer="layout" svg:width="1.9cm" svg:height="0.75cm" svg:x="12.55cm" svg:y="9.1cm">
            <text:p text:style-name="P1">cgit ?</text:p>
            <draw:enhanced-geometry svg:viewBox="0 0 21600 21600" draw:type="rectangle" draw:enhanced-path="M 0 0 L 21600 0 21600 21600 0 21600 0 0 Z N"/>
          </draw:custom-shape>
        </draw:g>
        <draw:connector draw:style-name="gr38" draw:text-style-name="P2" draw:layer="layout" draw:line-skew="100cm 100cm 100cm" svg:x1="12.55cm" svg:y1="9.475cm" svg:x2="7.775cm" svg:y2="10.8cm" draw:start-shape="id19" draw:start-glue-point="3" draw:end-shape="id14" draw:end-glue-point="4" svg:d="M12550 9475h-4775v1325" svg:viewBox="0 0 4776 1326">
          <text:p/>
        </draw:connector>
        <draw:connector draw:style-name="gr39" draw:text-style-name="P2" draw:layer="layout" draw:line-skew="100cm 100cm 100cm" svg:x1="16.225cm" svg:y1="7.05cm" svg:x2="14.45cm" svg:y2="9.475cm" draw:start-shape="id18" draw:start-glue-point="2" draw:end-shape="id19" draw:end-glue-point="1" svg:d="M16225 7050v2425h-1775" svg:viewBox="0 0 1776 2426">
          <text:p/>
        </draw:connector>
        <draw:custom-shape draw:style-name="gr40" draw:text-style-name="P5" xml:id="id20" draw:id="id20" draw:layer="layout" svg:width="2.75cm" svg:height="0.5cm" svg:x="16.5cm" svg:y="9.75cm">
          <text:p text:style-name="P5"><text:span text:style-name="T1">fqdn, HTTPs 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curve" svg:x1="14.45cm" svg:y1="9.475cm" svg:x2="16.5cm" svg:y2="10cm" draw:start-shape="id19" draw:start-glue-point="1" draw:end-shape="id20" draw:end-glue-point="3" svg:d="M14450 9475c1537 0 513 525 2050 525" svg:viewBox="0 0 2051 526">
          <text:p/>
        </draw:connector>
        <draw:custom-shape draw:style-name="gr41" draw:text-style-name="P1" draw:layer="layout" svg:width="3.75cm" svg:height="1cm" svg:x="8.75cm" svg:y="2.95cm">
          <text:p text:style-name="P1">PR internal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300%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BE" style:font-name-asian="Cantarell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20T16:11:54.868677345</meta:creation-date>
    <meta:generator>LibreOffice/7.0.2.2$Linux_X86_64 LibreOffice_project/00$Build-2</meta:generator>
    <dc:date>2020-10-20T23:14:37.512850682</dc:date>
    <meta:editing-duration>PT48M20S</meta:editing-duration>
    <meta:editing-cycles>29</meta:editing-cycles>
    <meta:document-statistic meta:object-count="61"/>
  </office:meta>
</office:document-meta>
</file>